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ObjectMapperFactoryBean.setModules( List &lt; Module &gt; mod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DateFormat(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Serializers( JsonSerializer &lt; ? &gt; ... 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IndentOutput( boolean indent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ObjectMapp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BeanClassLoader(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Factory( Jso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DefaultUseWrapper( boolean defaultUse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MixIns( Map &lt; Class &lt; ? &gt; , Class &lt; ? &gt; &gt; mix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CreateXmlMapper( boolean createXml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SerializersByType( Map &lt; Class &lt; ? &gt; , JsonSerializer &lt; ? &gt; &gt; 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Deserializers( JsonDeserializer &lt; ? &gt; ... de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DeserializersByType( Map &lt; Class &lt; ? &gt; , JsonDeserializer &lt; ? &gt; &gt; deserial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HandlerInstantiator( HandlerInstantiator handlerInstanti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SimpleDate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AnnotationIntrospector( AnnotationIntrospector annotation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FeaturesToDisable( Object ... featuresToDis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FindModulesViaServiceLoader( boolean findMod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FeaturesToEnable( Object ... featuresTo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ModulesToInstall( Class &lt; ? extends Module &gt; ... mod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AutoDetectGettersSetters( boolean autoDetectGettersSe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FailOnEmptyBeans( boolean failOnEmpty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AutoDetectFields( boolean autoDetect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SerializationInclusion( JsonInclude . Include serializationInclu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DefaultTyping( TypeResolverBuilder &lt; ? &gt; typeResolver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TimeZone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DefaultViewInclusion( boolean defaultViewInclu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PropertyNamingStrategy( PropertyNamingStrategy property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ObjectMapperFactoryBean.setFailOnUnknownProperties( boolean failOnUnknown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ObjectMapperFactoryBean.setFilters( FilterProvider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